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2.267cm" fo:min-width="2.01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694cm" fo:min-width="1.04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348cm" fo:min-width="1.09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546cm" fo:min-width="1.29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611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2.267cm" fo:min-width="2.01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694cm" fo:min-width="1.04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348cm" fo:min-width="1.09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546cm" fo:min-width="1.29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563cm" fo:min-width="0.73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563cm" fo:min-width="0.73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18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cccccc"/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5" style:family="paragraph">
      <loext:graphic-properties draw:fill="solid" draw:fill-color="#cccccc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style:font-name="Arial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17cm" svg:height="2.517cm" svg:x="6.0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9.889cm" svg:y="3.58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2" draw:layer="layout" svg:width="2.54cm" svg:height="2.54cm" svg:x="17.509cm" svg:y="3.58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draw:layer="layout" svg:width="2.54cm" svg:height="2.54cm" svg:x="13.7cm" svg:y="3.58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5" draw:text-style-name="P4" draw:layer="layout" svg:width="1.874cm" svg:height="1.199cm" svg:x="6.429cm" svg:y="6.084cm">
          <draw:text-box>
            <text:p><text:span text:style-name="T1">Square</text:span></text:p>
            <text:p text:style-name="P3"><text:span text:style-name="T1">360</text:span></text:p>
          </draw:text-box>
        </draw:frame>
        <draw:frame draw:style-name="gr6" draw:text-style-name="P4" draw:layer="layout" svg:width="2.327cm" svg:height="1.199cm" svg:x="10.033cm" svg:y="6.151cm">
          <draw:text-box>
            <text:p><text:span text:style-name="T1">Pentagon</text:span></text:p>
            <text:p text:style-name="P3"><text:span text:style-name="T1">540</text:span></text:p>
          </draw:text-box>
        </draw:frame>
        <draw:frame draw:style-name="gr7" draw:text-style-name="P4" draw:layer="layout" svg:width="2.204cm" svg:height="1.199cm" svg:x="17.643cm" svg:y="6.151cm">
          <draw:text-box>
            <text:p><text:span text:style-name="T1">Hexagon</text:span></text:p>
            <text:p text:style-name="P3"><text:span text:style-name="T1">720</text:span></text:p>
          </draw:text-box>
        </draw:frame>
        <draw:frame draw:style-name="gr8" draw:text-style-name="P4" draw:layer="layout" svg:width="2.111cm" svg:height="1.199cm" svg:x="13.924cm" svg:y="6.151cm">
          <draw:text-box>
            <text:p><text:span text:style-name="T1">Octagon</text:span></text:p>
            <text:p text:style-name="P3"><text:span text:style-name="T1">1080</text:span></text:p>
          </draw:text-box>
        </draw:frame>
        <draw:custom-shape draw:style-name="gr9" draw:text-style-name="P5" draw:layer="layout" svg:width="2.517cm" svg:height="2.517cm" svg:x="6.081cm" svg:y="3.54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2.54cm" svg:x="9.89cm" svg:y="3.583cm">
          <text:p text:style-name="P3">C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1" draw:text-style-name="P2" draw:layer="layout" svg:width="2.54cm" svg:height="2.54cm" svg:x="17.51cm" svg:y="3.583cm">
          <text:p text:style-name="P3">D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2" draw:layer="layout" svg:width="2.54cm" svg:height="2.54cm" svg:x="13.701cm" svg:y="3.582cm">
          <text:p text:style-name="P3">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54cm" svg:height="2.54cm" svg:x="2.27cm" svg:y="3.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2.54cm" svg:height="2.54cm" svg:x="2.271cm" svg:y="3.54cm">
          <text:p text:style-name="P3"><text:span text:style-name="T2">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6" draw:layer="layout" svg:width="2.018cm" svg:height="1.199cm" svg:x="2.551cm" svg:y="6.044cm">
          <draw:text-box>
            <text:p text:style-name="P3"><text:span text:style-name="T1">Triangle</text:span></text:p>
            <text:p text:style-name="P3"><text:span text:style-name="T1">180</text:span></text:p>
          </draw:text-box>
        </draw:frame>
        <draw:line draw:style-name="gr16" draw:text-style-name="P7" draw:layer="layout" svg:x1="5.418cm" svg:y1="3.54cm" svg:x2="5.445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0:42:47.033415244</meta:creation-date>
    <dc:date>2018-11-28T01:09:03.759207770</dc:date>
    <meta:editing-duration>PT4M40S</meta:editing-duration>
    <meta:editing-cycles>5</meta:editing-cycles>
    <meta:generator>LibreOffice/6.1.3.2$Linux_X86_64 LibreOffice_project/10$Build-2</meta:generator>
    <meta:document-statistic meta:object-count="16"/>
  </office:meta>
</office:document-meta>
</file>